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59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7.1cm" svg:height="4.607cm" svg:x="0.9cm" svg:y="4.893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3.231cm" svg:height="0.809cm" svg:x="10.9cm" svg:y="7.4cm">
          <text:p text:style-name="P1"><text:span text:style-name="T2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233cm" svg:height="0.808cm" svg:x="7.8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5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1.045cm" svg:x2="9.45cm" svg:y2="11.592cm" draw:start-shape="id1" draw:start-glue-point="2" draw:end-shape="id2" draw:end-glue-point="0" svg:d="M9450 11045v547" svg:viewBox="0 0 1 548">
          <text:p/>
        </draw:connector>
        <draw:custom-shape draw:style-name="gr2" draw:text-style-name="P3" draw:layer="layout" svg:width="4.6cm" svg:height="0.809cm" svg:x="2.7cm" svg:y="6.291cm">
          <text:p text:style-name="P1"><text:span text:style-name="T2">module-confl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7.3cm" svg:y="7.4cm">
          <text:p text:style-name="P1"><text:span text:style-name="T2">module-r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9.5cm" svg:x2="9.45cm" svg:y2="10.237cm" draw:start-shape="id3" draw:start-glue-point="2" draw:end-shape="id1" draw:end-glue-point="0" svg:d="M9450 9500v737" svg:viewBox="0 0 1 738">
          <text:p/>
        </draw:connector>
        <draw:custom-shape draw:style-name="gr2" draw:text-style-name="P3" draw:layer="layout" svg:width="3.3cm" svg:height="0.807cm" svg:x="2cm" svg:y="5.193cm">
          <text:p text:style-name="P1"><text:span text:style-name="T2">module-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1cm" svg:height="0.809cm" svg:x="12.3cm" svg:y="6.291cm">
          <text:p text:style-name="P1"><text:span text:style-name="T2">module-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8.2cm" svg:y="6.293cm">
          <text:p text:style-name="P1"><text:span text:style-name="T2">module-t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33cm" svg:height="0.809cm" svg:x="1.267cm" svg:y="7.4cm">
          <text:p text:style-name="P1"><text:span text:style-name="T2">module-docbook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9cm" svg:x="13.767cm" svg:y="5.191cm">
          <text:p text:style-name="P1"><text:span text:style-name="T2">module-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233cm" svg:height="0.809cm" svg:x="14.467cm" svg:y="7.4cm">
          <text:p text:style-name="P1"><text:span text:style-name="T2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083cm" svg:y1="8.209cm" svg:x2="16.116cm" svg:y2="10.2cm" draw:start-shape="id4" draw:start-glue-point="2" draw:end-shape="id5" draw:end-glue-point="0" svg:d="M16083 8209l33 1991" svg:viewBox="0 0 34 1992">
          <text:p/>
        </draw:connector>
        <draw:custom-shape draw:style-name="gr4" draw:text-style-name="P5" xml:id="id7" draw:id="id7" draw:layer="layout" svg:width="3.233cm" svg:height="0.809cm" svg:x="12cm" svg:y="12.8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066cm" svg:y1="13.296cm" svg:x2="12cm" svg:y2="13.295cm" draw:start-shape="id6" draw:start-glue-point="1" draw:end-shape="id7" draw:end-glue-point="3" svg:d="M11066 13296l934-1" svg:viewBox="0 0 935 2">
          <text:p/>
        </draw:connector>
        <draw:custom-shape draw:style-name="gr2" draw:text-style-name="P3" xml:id="id2" draw:id="id2" draw:layer="layout" svg:width="3.232cm" svg:height="0.808cm" svg:x="7.8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3.232cm" svg:height="0.808cm" svg:x="7.834cm" svg:y="12.892cm">
          <text:p text:style-name="P1"><text:span text:style-name="T2">logg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5.967cm" svg:y="5.193cm">
          <text:p text:style-name="P1"><text:span text:style-name="T2">module-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9.867cm" svg:y="5.193cm">
          <text:p text:style-name="P1"><text:span text:style-name="T2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2.4cm" svg:x2="9.45cm" svg:y2="12.892cm" draw:start-shape="id2" draw:start-glue-point="2" draw:end-shape="id6" draw:end-glue-point="0" svg:d="M9450 12400v492" svg:viewBox="0 0 1 493">
          <text:p/>
        </draw:connector>
        <draw:custom-shape draw:style-name="gr4" draw:text-style-name="P5" xml:id="id9" draw:id="id9" draw:layer="layout" svg:width="1.7cm" svg:height="0.809cm" svg:x="11.665cm" svg:y="10.2cm">
          <text:p text:style-name="P1"><text:span text:style-name="T2">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5cm" svg:y1="8.209cm" svg:x2="12.515cm" svg:y2="10.2cm" draw:start-shape="id8" draw:start-glue-point="2" draw:end-shape="id9" draw:end-glue-point="0" svg:d="M12515 8209v1991" svg:viewBox="0 0 1 1992">
          <text:p/>
        </draw:connector>
        <draw:custom-shape draw:style-name="gr4" draw:text-style-name="P5" xml:id="id5" draw:id="id5" draw:layer="layout" svg:width="1.233cm" svg:height="0.809cm" svg:x="15.5cm" svg:y="10.2cm">
          <text:p text:style-name="P1"><text:span text:style-name="T2">f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4.733cm" svg:height="0.809cm" svg:x="3.331cm" svg:y="8.479cm">
          <text:p text:style-name="P1"><text:span text:style-name="T2">module-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97cm" svg:y1="9.288cm" svg:x2="5.697cm" svg:y2="10.191cm" draw:start-shape="id10" draw:start-glue-point="2" draw:end-shape="id11" draw:end-glue-point="0" svg:d="M5697 9288v903" svg:viewBox="0 0 1 904">
          <text:p/>
        </draw:connector>
        <draw:custom-shape draw:style-name="gr5" draw:text-style-name="P5" xml:id="id11" draw:id="id11" draw:layer="layout" svg:width="3.5cm" svg:height="0.809cm" svg:x="3.947cm" svg:y="10.191cm">
          <text:p text:style-name="P1"><text:span text:style-name="T2">flexmark-jav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Linux_X86_64 LibreOffice_project/40m0$Build-2</meta:generator>
    <meta:creation-date>2008-12-20T23:12:09</meta:creation-date>
    <dc:date>2017-12-21T13:39:25.044795100</dc:date>
    <meta:editing-cycles>22</meta:editing-cycles>
    <meta:editing-duration>PT5H52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